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Nov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number-columns-repeated="7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01.832465277781">
            <text:p>301.83</text:p>
          </table:table-cell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table:style-name="ce3"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2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table:style-name="ce3"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2"/>
        </table:table-row>
        <table:table-row table:style-name="ro1">
          <table:table-cell office:value-type="date" office:date-value="2008-11-03">
            <text:p>11/03/08</text:p>
          </table:table-cell>
          <table:table-cell office:value-type="float" office:value="1">
            <text:p>1</text:p>
          </table:table-cell>
          <table:table-cell table:formula="oooc:=[.C5]+[.B6]" office:value-type="float" office:value="5.25">
            <text:p>5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0.75">
            <text:p>+0.75</text:p>
          </table:table-cell>
          <table:table-cell table:formula="oooc:=[.F5]+[.B6]" office:value-type="float" office:value="275.5">
            <text:p>275.5</text:p>
          </table:table-cell>
          <table:table-cell table:style-name="ce3" office:value-type="float" office:value="13435">
            <text:p>13435</text:p>
          </table:table-cell>
          <table:table-cell table:formula="oooc:=[.G6]-[.G5]" office:value-type="float" office:value="1">
            <text:p>1</text:p>
          </table:table-cell>
          <table:table-cell table:formula="oooc:=[.G6]/[.F6]" office:value-type="float" office:value="48.7658802177858">
            <text:p>48.77</text:p>
          </table:table-cell>
          <table:table-cell table:number-columns-repeated="3"/>
        </table:table-row>
        <table:table-row table:style-name="ro1">
          <table:table-cell office:value-type="date" office:date-value="2008-11-04">
            <text:p>11/04/08</text:p>
          </table:table-cell>
          <table:table-cell office:value-type="float" office:value="2">
            <text:p>2</text:p>
          </table:table-cell>
          <table:table-cell table:formula="oooc:=[.C6]+[.B7]" office:value-type="float" office:value="7.25">
            <text:p>7.25</text:p>
          </table:table-cell>
          <table:table-cell office:value-type="float" office:value="6">
            <text:p>6</text:p>
          </table:table-cell>
          <table:table-cell table:formula="oooc:=[.C7]-[.D7]" office:value-type="float" office:value="1.25">
            <text:p>+1.25</text:p>
          </table:table-cell>
          <table:table-cell table:formula="oooc:=[.F6]+[.B7]" office:value-type="float" office:value="277.5">
            <text:p>277.5</text:p>
          </table:table-cell>
          <table:table-cell table:style-name="ce3" office:value-type="float" office:value="13485">
            <text:p>13485</text:p>
          </table:table-cell>
          <table:table-cell table:formula="oooc:=[.G7]-[.G6]" office:value-type="float" office:value="50">
            <text:p>50</text:p>
          </table:table-cell>
          <table:table-cell table:formula="oooc:=[.G7]/[.F7]" office:value-type="float" office:value="48.5945945945946">
            <text:p>48.59</text:p>
          </table:table-cell>
          <table:table-cell office:value-type="string">
            <text:p>Made ruby script to convert</text:p>
          </table:table-cell>
          <table:table-cell table:number-columns-repeated="2"/>
        </table:table-row>
        <table:table-row table:style-name="ro1">
          <table:table-cell office:value-type="date" office:date-value="2008-11-05">
            <text:p>11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7.25">
            <text:p>7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0.25">
            <text:p>-0.25</text:p>
          </table:table-cell>
          <table:table-cell table:formula="oooc:=[.F7]+[.B8]" office:value-type="float" office:value="277.5">
            <text:p>277.5</text:p>
          </table:table-cell>
          <table:table-cell table:style-name="ce3" office:value-type="float" office:value="13486">
            <text:p>1348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48.5981981981982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6">
            <text:p>11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7.25">
            <text:p>7.25</text:p>
          </table:table-cell>
          <table:table-cell office:value-type="float" office:value="9">
            <text:p>9</text:p>
          </table:table-cell>
          <table:table-cell table:formula="oooc:=[.C9]-[.D9]" office:value-type="float" office:value="-1.75">
            <text:p>-1.75</text:p>
          </table:table-cell>
          <table:table-cell table:formula="oooc:=[.F8]+[.B9]" office:value-type="float" office:value="277.5">
            <text:p>277.5</text:p>
          </table:table-cell>
          <table:table-cell table:style-name="ce3" office:value-type="float" office:value="13487">
            <text:p>1348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48.6018018018018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7">
            <text:p>11/07/08</text:p>
          </table:table-cell>
          <table:table-cell office:value-type="float" office:value="2.75">
            <text:p>2.75</text:p>
          </table:table-cell>
          <table:table-cell table:formula="oooc:=[.C9]+[.B10]" office:value-type="float" office:value="10">
            <text:p>10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0.5">
            <text:p>-0.50</text:p>
          </table:table-cell>
          <table:table-cell table:formula="oooc:=[.F9]+[.B10]" office:value-type="float" office:value="280.25">
            <text:p>280.25</text:p>
          </table:table-cell>
          <table:table-cell table:style-name="ce3" office:value-type="float" office:value="13511">
            <text:p>13511</text:p>
          </table:table-cell>
          <table:table-cell table:formula="oooc:=[.G10]-[.G9]" office:value-type="float" office:value="24">
            <text:p>24</text:p>
          </table:table-cell>
          <table:table-cell table:formula="oooc:=[.G10]/[.F10]" office:value-type="float" office:value="48.2105263157895">
            <text:p>48.21</text:p>
          </table:table-cell>
          <table:table-cell office:value-type="string">
            <text:p>Most roundtrip work done</text:p>
          </table:table-cell>
          <table:table-cell table:number-columns-repeated="2"/>
        </table:table-row>
        <table:table-row table:style-name="ro1">
          <table:table-cell office:value-type="date" office:date-value="2008-11-08">
            <text:p>11/08/08</text:p>
          </table:table-cell>
          <table:table-cell office:value-type="float" office:value="4.5">
            <text:p>4.5</text:p>
          </table:table-cell>
          <table:table-cell table:formula="oooc:=[.C10]+[.B11]" office:value-type="float" office:value="14.5">
            <text:p>14.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2.5">
            <text:p>+2.50</text:p>
          </table:table-cell>
          <table:table-cell table:formula="oooc:=[.F10]+[.B11]" office:value-type="float" office:value="284.75">
            <text:p>284.75</text:p>
          </table:table-cell>
          <table:table-cell table:style-name="ce3" office:value-type="float" office:value="13587">
            <text:p>13587</text:p>
          </table:table-cell>
          <table:table-cell table:formula="oooc:=[.G11]-[.G10]" office:value-type="float" office:value="76">
            <text:p>76</text:p>
          </table:table-cell>
          <table:table-cell table:formula="oooc:=[.G11]/[.F11]" office:value-type="float" office:value="47.7155399473222">
            <text:p>47.72</text:p>
          </table:table-cell>
          <table:table-cell office:value-type="string">
            <text:p>Actually seriously mostly done</text:p>
          </table:table-cell>
          <table:table-cell table:number-columns-repeated="2"/>
        </table:table-row>
        <table:table-row table:style-name="ro1">
          <table:table-cell office:value-type="date" office:date-value="2008-11-09">
            <text:p>11/09/08</text:p>
          </table:table-cell>
          <table:table-cell/>
          <table:table-cell table:formula="oooc:=[.C11]+[.B12]" office:value-type="float" office:value="14.5">
            <text:p>14.5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1">
            <text:p>+1.00</text:p>
          </table:table-cell>
          <table:table-cell table:number-columns-repeated="7"/>
        </table:table-row>
        <table:table-row table:style-name="ro1">
          <table:table-cell office:value-type="date" office:date-value="2008-11-10">
            <text:p>11/10/08</text:p>
          </table:table-cell>
          <table:table-cell/>
          <table:table-cell table:formula="oooc:=[.C12]+[.B13]" office:value-type="float" office:value="14.5">
            <text:p>14.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-0.5">
            <text:p>-0.50</text:p>
          </table:table-cell>
          <table:table-cell table:number-columns-repeated="7"/>
        </table:table-row>
        <table:table-row table:style-name="ro1">
          <table:table-cell office:value-type="date" office:date-value="2008-11-11">
            <text:p>11/11/08</text:p>
          </table:table-cell>
          <table:table-cell/>
          <table:table-cell table:formula="oooc:=[.C13]+[.B14]" office:value-type="float" office:value="14.5">
            <text:p>14.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-2">
            <text:p>-2.00</text:p>
          </table:table-cell>
          <table:table-cell table:number-columns-repeated="7"/>
        </table:table-row>
        <table:table-row table:style-name="ro1">
          <table:table-cell office:value-type="date" office:date-value="2008-11-12">
            <text:p>11/12/08</text:p>
          </table:table-cell>
          <table:table-cell/>
          <table:table-cell table:formula="oooc:=[.C14]+[.B15]" office:value-type="float" office:value="14.5">
            <text:p>14.5</text:p>
          </table:table-cell>
          <table:table-cell office:value-type="float" office:value="18">
            <text:p>18</text:p>
          </table:table-cell>
          <table:table-cell table:formula="oooc:=[.C15]-[.D15]" office:value-type="float" office:value="-3.5">
            <text:p>-3.50</text:p>
          </table:table-cell>
          <table:table-cell table:number-columns-repeated="7"/>
        </table:table-row>
        <table:table-row table:style-name="ro1">
          <table:table-cell office:value-type="date" office:date-value="2008-11-13">
            <text:p>11/13/08</text:p>
          </table:table-cell>
          <table:table-cell/>
          <table:table-cell table:formula="oooc:=[.C15]+[.B16]" office:value-type="float" office:value="14.5">
            <text:p>14.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-5">
            <text:p>-5.00</text:p>
          </table:table-cell>
          <table:table-cell table:number-columns-repeated="7"/>
        </table:table-row>
        <table:table-row table:style-name="ro1">
          <table:table-cell office:value-type="date" office:date-value="2008-11-14">
            <text:p>11/14/08</text:p>
          </table:table-cell>
          <table:table-cell/>
          <table:table-cell table:formula="oooc:=[.C16]+[.B17]" office:value-type="float" office:value="14.5">
            <text:p>14.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-6.5">
            <text:p>-6.50</text:p>
          </table:table-cell>
          <table:table-cell table:number-columns-repeated="7"/>
        </table:table-row>
        <table:table-row table:style-name="ro1">
          <table:table-cell office:value-type="date" office:date-value="2008-11-15">
            <text:p>11/15/08</text:p>
          </table:table-cell>
          <table:table-cell/>
          <table:table-cell table:formula="oooc:=[.C17]+[.B18]" office:value-type="float" office:value="14.5">
            <text:p>14.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-8">
            <text:p>-8.00</text:p>
          </table:table-cell>
          <table:table-cell table:number-columns-repeated="7"/>
        </table:table-row>
        <table:table-row table:style-name="ro1">
          <table:table-cell office:value-type="date" office:date-value="2008-11-16">
            <text:p>11/16/08</text:p>
          </table:table-cell>
          <table:table-cell/>
          <table:table-cell table:formula="oooc:=[.C18]+[.B19]" office:value-type="float" office:value="14.5">
            <text:p>14.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-9.5">
            <text:p>-9.50</text:p>
          </table:table-cell>
          <table:table-cell table:number-columns-repeated="7"/>
        </table:table-row>
        <table:table-row table:style-name="ro1">
          <table:table-cell office:value-type="date" office:date-value="2008-11-17">
            <text:p>11/17/08</text:p>
          </table:table-cell>
          <table:table-cell/>
          <table:table-cell table:formula="oooc:=[.C19]+[.B20]" office:value-type="float" office:value="14.5">
            <text:p>14.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-11">
            <text:p>-11.00</text:p>
          </table:table-cell>
          <table:table-cell table:number-columns-repeated="7"/>
        </table:table-row>
        <table:table-row table:style-name="ro1">
          <table:table-cell office:value-type="date" office:date-value="2008-11-18">
            <text:p>11/18/08</text:p>
          </table:table-cell>
          <table:table-cell/>
          <table:table-cell table:formula="oooc:=[.C20]+[.B21]" office:value-type="float" office:value="14.5">
            <text:p>14.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-12.5">
            <text:p>-12.50</text:p>
          </table:table-cell>
          <table:table-cell table:number-columns-repeated="7"/>
        </table:table-row>
        <table:table-row table:style-name="ro1">
          <table:table-cell office:value-type="date" office:date-value="2008-11-19">
            <text:p>11/19/08</text:p>
          </table:table-cell>
          <table:table-cell/>
          <table:table-cell table:formula="oooc:=[.C21]+[.B22]" office:value-type="float" office:value="14.5">
            <text:p>14.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-14">
            <text:p>-14.00</text:p>
          </table:table-cell>
          <table:table-cell table:number-columns-repeated="7"/>
        </table:table-row>
        <table:table-row table:style-name="ro1">
          <table:table-cell office:value-type="date" office:date-value="2008-11-20">
            <text:p>11/20/08</text:p>
          </table:table-cell>
          <table:table-cell/>
          <table:table-cell table:formula="oooc:=[.C22]+[.B23]" office:value-type="float" office:value="14.5">
            <text:p>14.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-15.5">
            <text:p>-15.50</text:p>
          </table:table-cell>
          <table:table-cell table:number-columns-repeated="7"/>
        </table:table-row>
        <table:table-row table:style-name="ro1">
          <table:table-cell office:value-type="date" office:date-value="2008-11-21">
            <text:p>11/21/08</text:p>
          </table:table-cell>
          <table:table-cell/>
          <table:table-cell table:formula="oooc:=[.C23]+[.B24]" office:value-type="float" office:value="14.5">
            <text:p>14.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17">
            <text:p>-17.00</text:p>
          </table:table-cell>
          <table:table-cell table:number-columns-repeated="7"/>
        </table:table-row>
        <table:table-row table:style-name="ro1">
          <table:table-cell office:value-type="date" office:date-value="2008-11-22">
            <text:p>11/22/08</text:p>
          </table:table-cell>
          <table:table-cell/>
          <table:table-cell table:formula="oooc:=[.C24]+[.B25]" office:value-type="float" office:value="14.5">
            <text:p>14.5</text:p>
          </table:table-cell>
          <table:table-cell office:value-type="float" office:value="33">
            <text:p>33</text:p>
          </table:table-cell>
          <table:table-cell table:formula="oooc:=[.C25]-[.D25]" office:value-type="float" office:value="-18.5">
            <text:p>-18.50</text:p>
          </table:table-cell>
          <table:table-cell table:number-columns-repeated="7"/>
        </table:table-row>
        <table:table-row table:style-name="ro1">
          <table:table-cell office:value-type="date" office:date-value="2008-11-23">
            <text:p>11/23/08</text:p>
          </table:table-cell>
          <table:table-cell/>
          <table:table-cell table:formula="oooc:=[.C25]+[.B26]" office:value-type="float" office:value="14.5">
            <text:p>14.5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-20">
            <text:p>-20.00</text:p>
          </table:table-cell>
          <table:table-cell table:number-columns-repeated="7"/>
        </table:table-row>
        <table:table-row table:style-name="ro1">
          <table:table-cell office:value-type="date" office:date-value="2008-11-24">
            <text:p>11/24/08</text:p>
          </table:table-cell>
          <table:table-cell/>
          <table:table-cell table:formula="oooc:=[.C26]+[.B27]" office:value-type="float" office:value="14.5">
            <text:p>14.5</text:p>
          </table:table-cell>
          <table:table-cell office:value-type="float" office:value="36">
            <text:p>36</text:p>
          </table:table-cell>
          <table:table-cell table:formula="oooc:=[.C27]-[.D27]" office:value-type="float" office:value="-21.5">
            <text:p>-21.50</text:p>
          </table:table-cell>
          <table:table-cell table:number-columns-repeated="7"/>
        </table:table-row>
        <table:table-row table:style-name="ro1">
          <table:table-cell office:value-type="date" office:date-value="2008-11-25">
            <text:p>11/25/08</text:p>
          </table:table-cell>
          <table:table-cell/>
          <table:table-cell table:formula="oooc:=[.C27]+[.B28]" office:value-type="float" office:value="14.5">
            <text:p>14.5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-23">
            <text:p>-23.00</text:p>
          </table:table-cell>
          <table:table-cell table:number-columns-repeated="7"/>
        </table:table-row>
        <table:table-row table:style-name="ro1">
          <table:table-cell office:value-type="date" office:date-value="2008-11-26">
            <text:p>11/26/08</text:p>
          </table:table-cell>
          <table:table-cell/>
          <table:table-cell table:formula="oooc:=[.C28]+[.B29]" office:value-type="float" office:value="14.5">
            <text:p>14.5</text:p>
          </table:table-cell>
          <table:table-cell office:value-type="float" office:value="39">
            <text:p>39</text:p>
          </table:table-cell>
          <table:table-cell table:formula="oooc:=[.C29]-[.D29]" office:value-type="float" office:value="-24.5">
            <text:p>-24.50</text:p>
          </table:table-cell>
          <table:table-cell table:number-columns-repeated="7"/>
        </table:table-row>
        <table:table-row table:style-name="ro1">
          <table:table-cell office:value-type="date" office:date-value="2008-11-27">
            <text:p>11/27/08</text:p>
          </table:table-cell>
          <table:table-cell/>
          <table:table-cell table:formula="oooc:=[.C29]+[.B30]" office:value-type="float" office:value="14.5">
            <text:p>14.5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-26">
            <text:p>-26.00</text:p>
          </table:table-cell>
          <table:table-cell table:number-columns-repeated="7"/>
        </table:table-row>
        <table:table-row table:style-name="ro1">
          <table:table-cell office:value-type="date" office:date-value="2008-11-28">
            <text:p>11/28/08</text:p>
          </table:table-cell>
          <table:table-cell/>
          <table:table-cell table:formula="oooc:=[.C30]+[.B31]" office:value-type="float" office:value="14.5">
            <text:p>14.5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27.5">
            <text:p>-27.50</text:p>
          </table:table-cell>
          <table:table-cell table:number-columns-repeated="7"/>
        </table:table-row>
        <table:table-row table:style-name="ro1">
          <table:table-cell office:value-type="date" office:date-value="2008-11-29">
            <text:p>11/29/08</text:p>
          </table:table-cell>
          <table:table-cell/>
          <table:table-cell table:formula="oooc:=[.C31]+[.B32]" office:value-type="float" office:value="14.5">
            <text:p>14.5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-29">
            <text:p>-29.00</text:p>
          </table:table-cell>
          <table:table-cell table:number-columns-repeated="7"/>
        </table:table-row>
        <table:table-row table:style-name="ro1">
          <table:table-cell office:value-type="date" office:date-value="2008-11-30">
            <text:p>11/30/08</text:p>
          </table:table-cell>
          <table:table-cell/>
          <table:table-cell table:formula="oooc:=[.C32]+[.B33]" office:value-type="float" office:value="14.5">
            <text:p>14.5</text:p>
          </table:table-cell>
          <table:table-cell office:value-type="float" office:value="45">
            <text:p>45</text:p>
          </table:table-cell>
          <table:table-cell table:formula="oooc:=[.C33]-[.D33]" office:value-type="float" office:value="-30.5">
            <text:p>-30.50</text:p>
          </table:table-cell>
          <table:table-cell table:number-columns-repeated="7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01.832569444443">
            <text:p>301.83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838213054560928">
            <text:p>0.84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5-12T23:51:44.308832">
            <text:p>05/12/09</text:p>
          </table:table-cell>
          <table:table-cell/>
          <table:table-cell table:style-name="ce3" table:formula="oooc:=DAYS(NOW();[January.A4])" office:value-type="float" office:value="301.832569444443">
            <text:p>301.83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798455913633137">
            <text:p>0.8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6-26T18:24:21.311884">
            <text:p>06/26/09</text:p>
          </table:table-cell>
          <table:table-cell/>
          <table:table-cell table:style-name="ce3" table:formula="oooc:=DAYS(NOW();[January.A4])" office:value-type="float" office:value="301.832569444443">
            <text:p>301.83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725567821932187">
            <text:p>0.73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8-10T07:28:08.287787">
            <text:p>08/10/09</text:p>
          </table:table-cell>
          <table:table-cell/>
          <table:table-cell table:style-name="ce3" table:formula="oooc:=DAYS(NOW();[January.A4])" office:value-type="float" office:value="301.832569444443">
            <text:p>301.83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646881813845934">
            <text:p>0.65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9-26T21:40:11.068063">
            <text:p>09/26/09</text:p>
          </table:table-cell>
          <table:table-cell/>
          <table:table-cell table:style-name="ce3" table:formula="oooc:=DAYS(NOW();[January.A4])" office:value-type="float" office:value="301.832569444443">
            <text:p>301.83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89509797673427">
            <text:p>0.49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8-03T01:49:41.351565">
            <text:p>08/03/09</text:p>
          </table:table-cell>
          <table:table-cell/>
          <table:table-cell table:style-name="ce3" table:formula="oooc:=DAYS(NOW();[January.A4])" office:value-type="float" office:value="301.832569444443">
            <text:p>301.83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1-08T19:58:54">
            <text:p>11/08/08</text:p>
          </table:table-cell>
          <table:table-cell table:formula="oooc:=DAYS(NOW();1/1/8)" office:value-type="float" office:value="39760.7075694444">
            <text:p>39760.71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17228853653">
            <text:p>0.32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5-24T22:16:51.843554">
            <text:p>05/24/10</text:p>
          </table:table-cell>
          <table:table-cell/>
          <table:table-cell table:style-name="ce3" table:formula="oooc:=DAYS(NOW();[January.A4])" office:value-type="float" office:value="301.832569444443">
            <text:p>301.83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8">11/08/2008</text:date>, <text:time>19:5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11-08T19:58:53</dc:date>
    <meta:editing-cycles>211</meta:editing-cycles>
    <meta:editing-duration>P13DT18H49M5S</meta:editing-duration>
    <meta:user-defined meta:name="Info 1"/>
    <meta:user-defined meta:name="Info 2"/>
    <meta:user-defined meta:name="Info 3"/>
    <meta:user-defined meta:name="Info 4"/>
    <meta:document-statistic meta:table-count="11" meta:cell-count="3134"/>
  </office:meta>
</office:document-meta>
</file>